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552cm" fo:margin-left="-0.191cm" table:align="left" style:writing-mode="lr-tb"/>
    </style:style>
    <style:style style:name="Table2.A" style:family="table-column">
      <style:table-column-properties style:column-width="16.5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7" style:family="table-row">
      <style:table-row-properties style:min-row-height="2.231cm" fo:keep-together="auto"/>
    </style:style>
    <style:style style:name="Table2.8" style:family="table-row">
      <style:table-row-properties style:min-row-height="1.762cm" fo:keep-together="auto"/>
    </style:style>
    <style:style style:name="Table2.9" style:family="table-row">
      <style:table-row-properties style:min-row-height="0.9cm" fo:keep-together="auto"/>
    </style:style>
    <style:style style:name="Table2.10" style:family="table-row">
      <style:table-row-properties style:min-row-height="2.986cm" fo:keep-together="auto"/>
    </style:style>
    <style:style style:name="Table1" style:family="table">
      <style:table-properties style:width="16.154cm" fo:margin-left="-0.191cm" table:align="left" style:writing-mode="lr-tb"/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11.8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1.259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background-color="transparent"/>
    </style:style>
    <style:style style:name="P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#ff0000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23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24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26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style="italic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P27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28" style:family="paragraph" style:parent-style-name="Text_20_body">
      <style:paragraph-properties fo:background-color="#d9d9d9">
        <style:background-image/>
      </style:paragraph-properties>
    </style:style>
    <style:style style:name="P29" style:family="paragraph" style:parent-style-name="List_20_Paragraph">
      <style:paragraph-properties fo:margin-top="0cm" fo:margin-bottom="0cm" fo:line-height="100%"/>
      <style:text-properties style:font-name="Arial1" fo:font-size="10pt" style:font-size-asian="10pt" style:font-name-complex="Arial2" style:font-size-complex="10pt"/>
    </style:style>
    <style:style style:name="P30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31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</style:style>
    <style:style style:name="P32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</style:style>
    <style:style style:name="P34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background-color="transparent"/>
    </style:style>
    <style:style style:name="P35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59" style:family="paragraph" style:parent-style-name="Standard">
      <style:paragraph-properties fo:margin-top="0cm" fo:margin-bottom="0cm" fo:line-height="100%"/>
    </style:style>
    <style:style style:name="P60" style:family="paragraph" style:parent-style-name="Standard">
      <style:paragraph-properties fo:margin-top="0cm" fo:margin-bottom="0cm" fo:line-height="100%" fo:text-align="center" style:justify-single-word="false"/>
    </style:style>
    <style:style style:name="P61" style:family="paragraph" style:parent-style-name="Standard">
      <style:paragraph-properties fo:margin-top="0cm" fo:margin-bottom="0cm" fo:line-height="100%" fo:text-align="justify" style:justify-single-word="false"/>
    </style:style>
    <style:style style:name="P6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3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64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65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66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67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68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69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</style:style>
    <style:style style:name="P70" style:family="paragraph" style:parent-style-name="Standard">
      <style:paragraph-properties fo:margin-top="0.049cm" fo:margin-bottom="0.049cm" fo:line-height="100%" fo:text-align="justify" style:justify-single-word="false"/>
    </style:style>
    <style:style style:name="P71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72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73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4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5" style:family="paragraph" style:parent-style-name="Standard">
      <style:paragraph-properties fo:margin-left="0cm" fo:margin-right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6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7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fo:line-height="100%" fo:text-align="justify" style:justify-single-word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8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81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82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83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84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style:font-name="Arial1" fo:font-size="10pt" style:font-size-asian="10pt" style:font-name-complex="Arial2" style:font-size-complex="10pt"/>
    </style:style>
    <style:style style:name="T6" style:family="text">
      <style:text-properties style:font-name="Arial1" fo:font-size="10pt" style:font-size-asian="10pt" style:font-name-complex="Arial2" style:font-size-complex="10pt" style:font-weight-complex="bold"/>
    </style:style>
    <style:style style:name="T7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1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12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3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15" style:family="text">
      <style:text-properties style:font-name="Arial1" fo:font-size="10pt" fo:language="en" fo:country="US" style:font-size-asian="10pt" style:font-name-complex="Arial2" style:font-size-complex="10pt"/>
    </style:style>
    <style:style style:name="T16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1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8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9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20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21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22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23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24" style:family="text">
      <style:text-properties style:font-name="Arial1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25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6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27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8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9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0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1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2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5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6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7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40" style:family="text">
      <style:text-properties fo:font-size="10pt" style:font-size-asian="10pt" style:font-name-complex="Arial2" style:font-size-complex="10pt"/>
    </style:style>
    <style:style style:name="T41" style:family="text">
      <style:text-properties fo:font-size="10pt" style:text-underline-style="none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INFORMAÇÕES E DOCUMENTOS EXIGIDOS ANEXOS AO REQUERIMENTO </text:p>
      <text:p text:style-name="P30"><text:span text:style-name="T8">ANEXO II, ITEM 22 DO DECRETO 4.074/02 E ALTERADO PELO </text:span><text:span text:style-name="T3">DEC. 5.981/06</text:span></text:p>
      <text:p text:style-name="P42"/>
      <text:p text:style-name="P60"><text:span text:style-name="T10">PRODUTO FORMULADO A BASE</text:span><text:span text:style-name="T4"> DE PRODUTO TÉCNICO EQUIVALENTE</text:span></text:p>
      <text:p text:style-name="P4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5">22.1. Relatório de estudos de propriedades físico-químicas;</text:p>
            <text:p text:style-name="P45"/>
            <text:p text:style-name="P35">22.1.1 - Estado físico, aspecto, cor e odor (Anexo 22.1.1)</text:p>
            <text:p text:style-name="P55"/>
            <text:p text:style-name="P20"><text:placeholder text:placeholder-type="text">&lt;for each="study in studies(o, 'Estado Físico, aspecto, cor e odor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3"><text:span text:style-name="T35">Ref.:</text:span><text:span text:style-name="T36"> </text:span><text:span text:style-name="T37"><text:placeholder text:placeholder-type="text">&lt;study.reference&gt;</text:placeholder></text:span><text:span text:style-name="T37">, </text:span><text:span text:style-name="T37"><text:placeholder text:placeholder-type="text">&lt;study.name&gt;</text:placeholder></text:span><text:span text:style-name="T37">,</text:span><text:span text:style-name="T37"><text:placeholder text:placeholder-type="text">&lt;study.laboratory_id.name&gt;</text:placeholder></text:span><text:span text:style-name="T37">, </text:span><text:span text:style-name="T37"><text:placeholder text:placeholder-type="text">&lt;study.director_author_id.name&gt;</text:placeholder></text:span><text:span text:style-name="T37">, </text:span><text:span text:style-name="T37"><text:placeholder text:placeholder-type="text">&lt;study.number_of_pages&gt;</text:placeholder></text:span><text:span text:style-name="T37"> pag, </text:span><text:span text:style-name="T37"><text:placeholder text:placeholder-type="text">&lt;if test="study.end_date"&gt;</text:placeholder></text:span><text:span text:style-name="T37"><text:placeholder text:placeholder-type="text">&lt;formatLang(study.end_date,date=True)&gt;</text:placeholder></text:span><text:span text:style-name="T37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2 - Solubilidade/Miscibilidade (Anexo 22.1.2)</text:p>
            <text:p text:style-name="P55"/>
            <text:p text:style-name="P20"><text:placeholder text:placeholder-type="text">&lt;for each="study in studies(o, 'Solubilidade/Miscibilidade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3"><text:span text:style-name="T35">Ref.:</text:span><text:span text:style-name="T36"> </text:span><text:span text:style-name="T37"><text:placeholder text:placeholder-type="text">&lt;study.reference&gt;</text:placeholder></text:span><text:span text:style-name="T37">, </text:span><text:span text:style-name="T37"><text:placeholder text:placeholder-type="text">&lt;study.name&gt;</text:placeholder></text:span><text:span text:style-name="T37">,</text:span><text:span text:style-name="T37"><text:placeholder text:placeholder-type="text">&lt;study.laboratory_id.name&gt;</text:placeholder></text:span><text:span text:style-name="T37">, </text:span><text:span text:style-name="T37"><text:placeholder text:placeholder-type="text">&lt;study.director_author_id.name&gt;</text:placeholder></text:span><text:span text:style-name="T37">, </text:span><text:span text:style-name="T37"><text:placeholder text:placeholder-type="text">&lt;study.number_of_pages&gt;</text:placeholder></text:span><text:span text:style-name="T37"> pag, </text:span><text:span text:style-name="T37"><text:placeholder text:placeholder-type="text">&lt;if test="study.end_date"&gt;</text:placeholder></text:span><text:span text:style-name="T37"><text:placeholder text:placeholder-type="text">&lt;formatLang(study.end_date,date=True)&gt;</text:placeholder></text:span><text:span text:style-name="T37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3 - pH (Anexo 22.1.3) </text:p>
            <text:p text:style-name="P55"/>
            <text:p text:style-name="P20"><text:placeholder text:placeholder-type="text">&lt;for each="study in studies(o, 'pH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3"><text:span text:style-name="T35">Ref.:</text:span><text:span text:style-name="T36"> </text:span><text:span text:style-name="T37"><text:placeholder text:placeholder-type="text">&lt;study.reference&gt;</text:placeholder></text:span><text:span text:style-name="T37">, </text:span><text:span text:style-name="T37"><text:placeholder text:placeholder-type="text">&lt;study.name&gt;</text:placeholder></text:span><text:span text:style-name="T37">,</text:span><text:span text:style-name="T37"><text:placeholder text:placeholder-type="text">&lt;study.laboratory_id.name&gt;</text:placeholder></text:span><text:span text:style-name="T37">, </text:span><text:span text:style-name="T37"><text:placeholder text:placeholder-type="text">&lt;study.director_author_id.name&gt;</text:placeholder></text:span><text:span text:style-name="T37">, </text:span><text:span text:style-name="T37"><text:placeholder text:placeholder-type="text">&lt;study.number_of_pages&gt;</text:placeholder></text:span><text:span text:style-name="T37"> pag, </text:span><text:span text:style-name="T37"><text:placeholder text:placeholder-type="text">&lt;if test="study.end_date"&gt;</text:placeholder></text:span><text:span text:style-name="T37"><text:placeholder text:placeholder-type="text">&lt;formatLang(study.end_date,date=True)&gt;</text:placeholder></text:span><text:span text:style-name="T37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4 - Densidade (Anexo 22.1.4)</text:p>
            <text:p text:style-name="P55"/>
            <text:p text:style-name="P20"><text:placeholder text:placeholder-type="text">&lt;for each="study in studies(o, 'Densidade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3"><text:span text:style-name="T35">Ref.:</text:span><text:span text:style-name="T36"> </text:span><text:span text:style-name="T37"><text:placeholder text:placeholder-type="text">&lt;study.reference&gt;</text:placeholder></text:span><text:span text:style-name="T37">, </text:span><text:span text:style-name="T37"><text:placeholder text:placeholder-type="text">&lt;study.name&gt;</text:placeholder></text:span><text:span text:style-name="T37">,</text:span><text:span text:style-name="T37"><text:placeholder text:placeholder-type="text">&lt;study.laboratory_id.name&gt;</text:placeholder></text:span><text:span text:style-name="T37">, </text:span><text:span text:style-name="T37"><text:placeholder text:placeholder-type="text">&lt;study.director_author_id.name&gt;</text:placeholder></text:span><text:span text:style-name="T37">, </text:span><text:span text:style-name="T37"><text:placeholder text:placeholder-type="text">&lt;study.number_of_pages&gt;</text:placeholder></text:span><text:span text:style-name="T37"> pag, </text:span><text:span text:style-name="T37"><text:placeholder text:placeholder-type="text">&lt;if test="study.end_date"&gt;</text:placeholder></text:span><text:span text:style-name="T37"><text:placeholder text:placeholder-type="text">&lt;formatLang(study.end_date,date=True)&gt;</text:placeholder></text:span><text:span text:style-name="T37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5 - Tensão Superficial (Anexo 22.1.5)</text:p>
            <text:p text:style-name="P55"/>
            <text:p text:style-name="P20"><text:placeholder text:placeholder-type="text">&lt;for each="study in studies(o, 'Tensão superficial de soluçõe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3"><text:span text:style-name="T35">Ref.:</text:span><text:span text:style-name="T36"> </text:span><text:span text:style-name="T37"><text:placeholder text:placeholder-type="text">&lt;study.reference&gt;</text:placeholder></text:span><text:span text:style-name="T37">, </text:span><text:span text:style-name="T37"><text:placeholder text:placeholder-type="text">&lt;study.name&gt;</text:placeholder></text:span><text:span text:style-name="T37">,</text:span><text:span text:style-name="T37"><text:placeholder text:placeholder-type="text">&lt;study.laboratory_id.name&gt;</text:placeholder></text:span><text:span text:style-name="T37">, </text:span><text:span text:style-name="T37"><text:placeholder text:placeholder-type="text">&lt;study.director_author_id.name&gt;</text:placeholder></text:span><text:span text:style-name="T37">, </text:span><text:span text:style-name="T37"><text:placeholder text:placeholder-type="text">&lt;study.number_of_pages&gt;</text:placeholder></text:span><text:span text:style-name="T37"> pag, </text:span><text:span text:style-name="T37"><text:placeholder text:placeholder-type="text">&lt;if test="study.end_date"&gt;</text:placeholder></text:span><text:span text:style-name="T37"><text:placeholder text:placeholder-type="text">&lt;formatLang(study.end_date,date=True)&gt;</text:placeholder></text:span><text:span text:style-name="T37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6 – Viscosidade (Anexo 22.1.6)</text:p>
            <text:p text:style-name="P55"/>
            <text:p text:style-name="P20"><text:placeholder text:placeholder-type="text">&lt;for each="study in studies(o, 'Viscosidade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3"><text:soft-page-break/><text:span text:style-name="T35">Ref.:</text:span><text:span text:style-name="T36"> </text:span><text:span text:style-name="T37"><text:placeholder text:placeholder-type="text">&lt;study.reference&gt;</text:placeholder></text:span><text:span text:style-name="T37">, </text:span><text:span text:style-name="T37"><text:placeholder text:placeholder-type="text">&lt;study.name&gt;</text:placeholder></text:span><text:span text:style-name="T37">,</text:span><text:span text:style-name="T37"><text:placeholder text:placeholder-type="text">&lt;study.laboratory_id.name&gt;</text:placeholder></text:span><text:span text:style-name="T37">, </text:span><text:span text:style-name="T37"><text:placeholder text:placeholder-type="text">&lt;study.director_author_id.name&gt;</text:placeholder></text:span><text:span text:style-name="T37">, </text:span><text:span text:style-name="T37"><text:placeholder text:placeholder-type="text">&lt;study.number_of_pages&gt;</text:placeholder></text:span><text:span text:style-name="T37"> pag, </text:span><text:span text:style-name="T37"><text:placeholder text:placeholder-type="text">&lt;if test="study.end_date"&gt;</text:placeholder></text:span><text:span text:style-name="T37"><text:placeholder text:placeholder-type="text">&lt;formatLang(study.end_date,date=True)&gt;</text:placeholder></text:span><text:span text:style-name="T37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7 - Corrosividade (Anexo 22.1.7)</text:p>
            <text:p text:style-name="P55"/>
            <text:p text:style-name="P20"><text:placeholder text:placeholder-type="text">&lt;for each="study in studies(o, 'Corrosividade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3"><text:span text:style-name="T35">Ref.:</text:span><text:span text:style-name="T36"> </text:span><text:span text:style-name="T37"><text:placeholder text:placeholder-type="text">&lt;study.reference&gt;</text:placeholder></text:span><text:span text:style-name="T37">, </text:span><text:span text:style-name="T37"><text:placeholder text:placeholder-type="text">&lt;study.name&gt;</text:placeholder></text:span><text:span text:style-name="T37">,</text:span><text:span text:style-name="T37"><text:placeholder text:placeholder-type="text">&lt;study.laboratory_id.name&gt;</text:placeholder></text:span><text:span text:style-name="T37">, </text:span><text:span text:style-name="T37"><text:placeholder text:placeholder-type="text">&lt;study.director_author_id.name&gt;</text:placeholder></text:span><text:span text:style-name="T37">, </text:span><text:span text:style-name="T37"><text:placeholder text:placeholder-type="text">&lt;study.number_of_pages&gt;</text:placeholder></text:span><text:span text:style-name="T37"> pag, </text:span><text:span text:style-name="T37"><text:placeholder text:placeholder-type="text">&lt;if test="study.end_date"&gt;</text:placeholder></text:span><text:span text:style-name="T37"><text:placeholder text:placeholder-type="text">&lt;formatLang(study.end_date,date=True)&gt;</text:placeholder></text:span><text:span text:style-name="T37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5">22.1.8 - Estabilidade Térmica e ao Ar (Anexo 22.1.8)</text:p>
            <text:p text:style-name="P55"/>
            <text:p text:style-name="P20"><text:placeholder text:placeholder-type="text">&lt;for each="study in studies(o, 'Estabilidade Térmica e ao Ar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3"><text:span text:style-name="T35">Ref.:</text:span><text:span text:style-name="T36"> </text:span><text:span text:style-name="T37"><text:placeholder text:placeholder-type="text">&lt;study.reference&gt;</text:placeholder></text:span><text:span text:style-name="T37">, </text:span><text:span text:style-name="T37"><text:placeholder text:placeholder-type="text">&lt;study.name&gt;</text:placeholder></text:span><text:span text:style-name="T37">,</text:span><text:span text:style-name="T37"><text:placeholder text:placeholder-type="text">&lt;study.laboratory_id.name&gt;</text:placeholder></text:span><text:span text:style-name="T37">, </text:span><text:span text:style-name="T37"><text:placeholder text:placeholder-type="text">&lt;study.director_author_id.name&gt;</text:placeholder></text:span><text:span text:style-name="T37">, </text:span><text:span text:style-name="T37"><text:placeholder text:placeholder-type="text">&lt;study.number_of_pages&gt;</text:placeholder></text:span><text:span text:style-name="T37"> pag, </text:span><text:span text:style-name="T37"><text:placeholder text:placeholder-type="text">&lt;if test="study.end_date"&gt;</text:placeholder></text:span><text:span text:style-name="T37"><text:placeholder text:placeholder-type="text">&lt;formatLang(study.end_date,date=True)&gt;</text:placeholder></text:span><text:span text:style-name="T37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9 - Ponto de Fulgor (Anexo 22.1.9)</text:p>
            <text:p text:style-name="P55"/>
            <text:p text:style-name="P14"><text:span text:style-name="T19"><text:s/></text:span><text:span text:style-name="T19"><text:placeholder text:placeholder-type="text">&lt;for each="study in studies(o, 'Ponto de Fulgor')"&gt;</text:placeholder></text:span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3"><text:span text:style-name="T35">Ref.:</text:span><text:span text:style-name="T36"> </text:span><text:span text:style-name="T37"><text:placeholder text:placeholder-type="text">&lt;study.reference&gt;</text:placeholder></text:span><text:span text:style-name="T37">, </text:span><text:span text:style-name="T37"><text:placeholder text:placeholder-type="text">&lt;study.name&gt;</text:placeholder></text:span><text:span text:style-name="T37">,</text:span><text:span text:style-name="T37"><text:placeholder text:placeholder-type="text">&lt;study.laboratory_id.name&gt;</text:placeholder></text:span><text:span text:style-name="T37">, </text:span><text:span text:style-name="T37"><text:placeholder text:placeholder-type="text">&lt;study.director_author_id.name&gt;</text:placeholder></text:span><text:span text:style-name="T37">, </text:span><text:span text:style-name="T37"><text:placeholder text:placeholder-type="text">&lt;study.number_of_pages&gt;</text:placeholder></text:span><text:span text:style-name="T37"> pag, </text:span><text:span text:style-name="T37"><text:placeholder text:placeholder-type="text">&lt;if test="study.end_date"&gt;</text:placeholder></text:span><text:span text:style-name="T37"><text:placeholder text:placeholder-type="text">&lt;formatLang(study.end_date,date=True)&gt;</text:placeholder></text:span><text:span text:style-name="T37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5">22.2. Relatório de estudo de resíduos, intervalo de segurança e, quando for o caso, limite dos resíduos estranhos;</text:p>
            <text:p text:style-name="P27"/>
            <text:p text:style-name="P73"><text:bookmark-start text:name="bkmSemResiduo"/>Trata-se de registro de Produto Formulado com base em Produto Técnico Equivalente, e, segundo o Decreto Nº 5.981, de 06 de dezembro de 2006:</text:p>
            <text:p text:style-name="P67"/>
            <text:p text:style-name="P74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75">I - mesmo tipo de formulação;</text:p>
            <text:p text:style-name="P75">II - mesmas indicações de culturas e modalidades de emprego já registradas;</text:p>
            <text:p text:style-name="P75">III - aplicação de quantidade igual ou inferior de ingrediente ativo durante o ciclo ou safra da cultura; e</text:p>
            <text:p text:style-name="P61"><text:span text:style-name="T21">IV - intervalo de segurança igual ou superior.</text:span><text:bookmark-end text:name="bkmSemResiduo"/><text:span text:style-name="T22"> </text:span><text:span text:style-name="T3"><text:s/></text:span><text:bookmark-start text:name="Bookmark"/></text:p>
            <text:p text:style-name="P4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3">Laudo</text:p>
                </table:table-cell>
                <table:table-cell table:style-name="Table1.A1" office:value-type="string">
                  <text:p text:style-name="P76">Título / Instituição / Autor / Data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soft-page-break/><text:placeholder text:placeholder-type="text">&lt;for each="study in studies(o, 'Residue')"&gt;</text:placeholder></text:p>
                </table:table-cell>
                <table:table-cell table:style-name="Table1.B2" office:value-type="string">
                  <text:p text:style-name="P59"/>
                </table:table-cell>
              </table:table-row>
              <table:table-row table:style-name="Table1.2">
                <table:table-cell table:style-name="Table1.A2" office:value-type="string">
                  <text:p text:style-name="P9"><text:placeholder text:placeholder-type="text">&lt;study.reference&gt;</text:placeholder></text:p>
                </table:table-cell>
                <table:table-cell table:style-name="Table1.B3" office:value-type="string">
                  <text:p text:style-name="P59"><text:span text:style-name="T20"><text:placeholder text:placeholder-type="text">&lt;study.name&gt;</text:placeholder></text:span><text:span text:style-name="T20">. </text:span><text:span text:style-name="T20"><text:placeholder text:placeholder-type="text">&lt;study.laboratory_id.name&gt;</text:placeholder></text:span><text:span text:style-name="T20">. </text:span><text:span text:style-name="T20"><text:placeholder text:placeholder-type="text">&lt;study.laboratory_id.city&gt;</text:placeholder></text:span><text:span text:style-name="T20">. </text:span><text:span text:style-name="T20"><text:placeholder text:placeholder-type="text">&lt;study.director_author_id.name&gt;</text:placeholder></text:span><text:span text:style-name="T20"> - <text:s/></text:span><text:span text:style-name="T20"><text:placeholder text:placeholder-type="text">&lt;if test="study.approval_date"&gt;</text:placeholder></text:span><text:span text:style-name="T20"><text:placeholder text:placeholder-type="text">&lt;formatLang(study.approval_date,date=True)&gt;</text:placeholder></text:span><text:span text:style-name="T20"><text:placeholder text:placeholder-type="text">&lt;/if&gt;</text:placeholder>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placeholder text:placeholder-type="text">&lt;/for&gt;</text:placeholder></text:p>
                </table:table-cell>
                <table:table-cell table:style-name="Table1.B4" office:value-type="string">
                  <text:p text:style-name="P59"/>
                </table:table-cell>
              </table:table-row>
            </table:table>
            <text:p text:style-name="P78"><text:placeholder text:placeholder-type="text">&lt;for each="study in studies(o, 'Residue')"&gt;</text:placeholder></text:p>
            <text:p text:style-name="P15"><text:placeholder text:placeholder-type="text">&lt;insert_html(study.summary_pt)&gt;</text:placeholder></text:p>
            <text:p text:style-name="P23"/>
            <text:p text:style-name="P79"><text:bookmark-end text:name="Bookmark"/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31"><text:span text:style-name="T11">22.3. Método analítico e sua sensibilidade para determinação de resíduos de agrotóxico, para fins de monitoramento e fiscalização </text:span><text:span text:style-name="T7">(Anexo 22.3.1);</text:span></text:p>
            <text:p text:style-name="P44"/>
            <text:p text:style-name="P16"><text:placeholder text:placeholder-type="text">&lt;for each="ing in cqqs(o,'chemical')"&gt;</text:placeholder><text:bookmark-start text:name="Bookmark1"/></text:p>
            <text:p text:style-name="P61"><text:span text:style-name="T5">Segue anexo “Método analítico para determinação de resíduos de</text:span><text:span text:style-name="T23"> </text:span><text:span text:style-name="T27"><text:placeholder text:placeholder-type="text">&lt;ing.ingredient_id.name&gt;</text:placeholder></text:span><text:span text:style-name="T27"> </text:span><text:span text:style-name="T5">em diversas culturas”.</text:span></text:p>
            <text:p text:style-name="P83"><text:placeholder text:placeholder-type="text">&lt;/for&gt;</text:placeholder></text:p>
            <text:p text:style-name="P57"><text:s/><text:bookmark-end text:name="Bookmark1"/></text:p>
          </table:table-cell>
        </table:table-row>
        <table:table-row table:style-name="Table2.1">
          <table:table-cell table:style-name="Table2.A1" office:value-type="string">
            <text:p text:style-name="P45">22.4. Intervalo de reentrada de pessoas nas áreas tratadas;</text:p>
            <text:p text:style-name="P45"/>
            <text:p text:style-name="P10"><text:placeholder text:placeholder-type="text">&lt;for each="inf in informations(o, 'Intervalo de reentrada')"&gt;</text:placeholder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5">22.5. Estudos toxicológicos agudos e de mutagenicidade;</text:p>
            <text:p text:style-name="P45"/>
            <text:p text:style-name="P35">22.5.1 Avaliação da dose letal 50 aguda oral (Anexo 22.5.1)</text:p>
            <text:p text:style-name="P55"/>
            <text:p text:style-name="P20"><text:placeholder text:placeholder-type="text">&lt;for each="study in studies(o, 'Toxicidade oral aguda para rato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46"><text:placeholder text:placeholder-type="text">&lt;/for&gt;</text:placeholder></text:p>
            <text:p text:style-name="P35">22.5.2 Avaliação da dose letal 50 aguda dermal (Anexo 22.5.2)</text:p>
            <text:p text:style-name="P55"/>
            <text:p text:style-name="P20"><text:placeholder text:placeholder-type="text">&lt;for each="study in studies(o, 'Toxicidade cutânea aguda para rato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46"><text:placeholder text:placeholder-type="text">&lt;/for&gt;</text:placeholder></text:p>
            <text:p text:style-name="P35">22.5.3 - Avaliação da concentração letal 50 inalatória (Anexo 22.5.3)</text:p>
            <text:p text:style-name="P55"/>
            <text:p text:style-name="P20"><text:placeholder text:placeholder-type="text">&lt;for each="study in studies(o, 'Toxicidade inalatória aguda para rato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><text:soft-page-break/></text:p>
            <text:p text:style-name="P47"><text:placeholder text:placeholder-type="text">&lt;/for&gt;</text:placeholder></text:p>
            <text:p text:style-name="P31"><text:span text:style-name="T7">22.5.4 - Avaliação de lesões oculares</text:span><text:span text:style-name="T5"> </text:span><text:span text:style-name="T7">(Anexo 22.5.4)</text:span></text:p>
            <text:p text:style-name="P55"/>
            <text:p text:style-name="P20"><text:placeholder text:placeholder-type="text">&lt;for each="study in studies(o, 'Irritação ocular curto prazo (coelhos)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46"><text:placeholder text:placeholder-type="text">&lt;/for&gt;</text:placeholder></text:p>
            <text:p text:style-name="P39">22.5.5 - Avaliação de lesões cutâneas (Anexo 22.5.5)</text:p>
            <text:p text:style-name="P55"/>
            <text:p text:style-name="P20"><text:placeholder text:placeholder-type="text">&lt;for each="study in studies(o, 'Irritação cutânea primária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46"><text:placeholder text:placeholder-type="text">&lt;/for&gt;</text:placeholder></text:p>
            <text:p text:style-name="P41">22.5.6 – Sensibilização Dérmica (Anexo 22.5.6)</text:p>
            <text:p text:style-name="P55"/>
            <text:p text:style-name="P20"><text:placeholder text:placeholder-type="text">&lt;for each="study in studies(o, 'Sensibilidade dérmica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46"><text:placeholder text:placeholder-type="text">&lt;/for&gt;</text:placeholder></text:p>
            <text:p text:style-name="P39">22.5.7 - Procariontes (Anexo 22.5.7)</text:p>
            <text:p text:style-name="P55"/>
            <text:p text:style-name="P20"><text:placeholder text:placeholder-type="text">&lt;for each="study in studies(o, 'Potencial genotóxico para procarionte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46"><text:placeholder text:placeholder-type="text">&lt;/for&gt;</text:placeholder></text:p>
            <text:p text:style-name="P39">22.5.8 - Eucariontes (Anexo 22.5.8)</text:p>
            <text:p text:style-name="P61"/>
            <text:p text:style-name="P20"><text:placeholder text:placeholder-type="text">&lt;for each="study in studies(o, 'Potencial genotóxico para eucarionte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48"><text:placeholder text:placeholder-type="text">&lt;/for&gt;</text:placeholder></text:p>
            <text:p text:style-name="P32"><text:span text:style-name="T8">22.6. </text:span><text:span text:style-name="T13">Antídoto ou tratamento disponível no País, para os casos de intoxicação humana:</text:span></text:p>
            <text:p text:style-name="P49"/>
            <text:p text:style-name="P13"><text:placeholder text:placeholder-type="text">&lt;for each="inf in informations(o, 'Antídoto e tratamento')"&gt;</text:placeholder></text:p>
            <text:p text:style-name="P12"><text:placeholder text:placeholder-type="text">&lt;insert_html(inf)&gt;</text:placeholder></text:p>
            <text:p text:style-name="P12"/>
            <text:p text:style-name="P21"><text:placeholder text:placeholder-type="text">&lt;/for&gt;</text:placeholder></text:p>
            <text:p text:style-name="P34"><text:span text:style-name="T7">22.7. </text:span><text:span text:style-name="T7">Informações</text:span><text:span text:style-name="T7"> referentes a sua compatibilidade com outros produtos. </text:span></text:p>
            <text:p text:style-name="P56"/>
            <text:p text:style-name="P10"><text:placeholder text:placeholder-type="text">&lt;for each="inf in informations(o, 'Testes e informações referentes a sua compatibilidade com outros produtos')"&gt;</text:placeholder><text:soft-page-break/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  <text:p text:style-name="P35">22.8. OUTROS DADOS, INFORMAÇÕES OU DOCUMENTOS EXIGIDOS EM NORMAS COMPLEMENTARES </text:p>
            <text:p text:style-name="P50"/>
            <text:p text:style-name="P38">22.8.1 Sumário dos dados relacionados aos efeitos sobre o ambiente para o produto formulado (Anexo I, item 16 da Portaria nº03, de 16 de janeiro de 1992)</text:p>
            <text:p text:style-name="P50"/>
            <text:p text:style-name="P33"><text:span text:style-name="T7">Microrganismos – Ciclo do Nitrogênio</text:span><text:span text:style-name="T26"> </text:span><text:span text:style-name="T7">(Anexo 22.8.1.1)</text:span></text:p>
            <text:p text:style-name="P55"/>
            <text:p text:style-name="P20"><text:placeholder text:placeholder-type="text">&lt;for each="study in studies(o, 'Toxicidade para microorganismos - Ciclo de Nitrogênio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54"><text:placeholder text:placeholder-type="text">&lt;/for&gt;</text:placeholder></text:p>
            <text:p text:style-name="P33"><text:span text:style-name="T7">Microrganismos – Ciclo do Carbono</text:span><text:span text:style-name="T26"> </text:span><text:span text:style-name="T7">(Anexo 22.8.1.2)</text:span></text:p>
            <text:p text:style-name="P55"/>
            <text:p text:style-name="P20"><text:placeholder text:placeholder-type="text">&lt;for each="study in studies(o, 'Toxicidade para microorganismos - Ciclo do Carbono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53"><text:placeholder text:placeholder-type="text">&lt;/for&gt;</text:placeholder></text:p>
            <text:p text:style-name="P40"><text:s/>Algas (Anexo 22.8.1.3)</text:p>
            <text:p text:style-name="P55"/>
            <text:p text:style-name="P20"><text:placeholder text:placeholder-type="text">&lt;for each="study in studies(o, 'Toxicidade para alga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50"><text:placeholder text:placeholder-type="text">&lt;/for&gt;</text:placeholder></text:p>
            <text:p text:style-name="P28"><text:span text:style-name="T17"><text:s/></text:span><text:span text:style-name="T7">Organismos do solo (Anexo 22.8.1.4)</text:span></text:p>
            <text:p text:style-name="P55"/>
            <text:p text:style-name="P20"><text:placeholder text:placeholder-type="text">&lt;for each="study in studies(o, 'Toxicidade para organismos do solo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50"><text:placeholder text:placeholder-type="text">&lt;/for&gt;</text:placeholder></text:p>
            <text:p text:style-name="P40">Abelhas (Anexo 22.8.1.5)</text:p>
            <text:p text:style-name="P55"/>
            <text:p text:style-name="P20"><text:placeholder text:placeholder-type="text">&lt;for each="study in studies(o, 'Toxicidade para abelha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50"><text:placeholder text:placeholder-type="text">&lt;/for&gt;</text:placeholder></text:p>
            <text:p text:style-name="P39"><text:s/>Microcrustáceos Agudo (Anexo 22.8.1.6)</text:p>
            <text:p text:style-name="P55"><text:soft-page-break/></text:p>
            <text:p text:style-name="P20"><text:placeholder text:placeholder-type="text">&lt;for each="study in studies(o, 'Toxicidade aguda para microcrustáceo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51"><text:placeholder text:placeholder-type="text">&lt;/for&gt;</text:placeholder></text:p>
            <text:p text:style-name="P40">Peixes Agudo (Anexo 22.8.1.7)</text:p>
            <text:p text:style-name="P55"/>
            <text:p text:style-name="P20"><text:placeholder text:placeholder-type="text">&lt;for each="study in studies(o, 'Toxicidade aguda para peixes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24"><text:span text:style-name="T33">Ref.:</text:span><text:span text:style-name="T34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4"> </text:span><text:span text:style-name="T16"><text:s/></text:span></text:p>
            <text:p text:style-name="P46"/>
            <text:p text:style-name="P52"><text:placeholder text:placeholder-type="text">&lt;/for&gt;</text:placeholder></text:p>
            <text:p text:style-name="P36">Aves Dose única (Anexo 22.8.1.8)</text:p>
            <text:p text:style-name="P55"/>
            <text:p text:style-name="P20"><text:placeholder text:placeholder-type="text">&lt;for each="study in studies(o, 'Toxicidade dose única (aves)')"&gt;</text:placeholder></text:p>
            <text:p text:style-name="P63"><text:span text:style-name="T39">Resultado:</text:span><text:span text:style-name="T40"> </text:span><text:span text:style-name="T41"><text:placeholder text:placeholder-type="text">&lt;insert_html(study.result_pt)&gt;</text:placeholder></text:span></text:p>
            <text:p text:style-name="P7"><text:span text:style-name="T32">Ref.:</text:span><text:span text:style-name="T31"> </text:span><text:span text:style-name="T34"><text:placeholder text:placeholder-type="text">&lt;study.reference&gt;</text:placeholder></text:span><text:span text:style-name="T34">, </text:span><text:span text:style-name="T34"><text:placeholder text:placeholder-type="text">&lt;study.name&gt;</text:placeholder></text:span><text:span text:style-name="T34">,</text:span><text:span text:style-name="T34"><text:placeholder text:placeholder-type="text">&lt;study.laboratory_id.name&gt;</text:placeholder></text:span><text:span text:style-name="T34">, </text:span><text:span text:style-name="T34"><text:placeholder text:placeholder-type="text">&lt;study.director_author_id.name&gt;</text:placeholder></text:span><text:span text:style-name="T34">, </text:span><text:span text:style-name="T34"><text:placeholder text:placeholder-type="text">&lt;study.number_of_pages&gt;</text:placeholder></text:span><text:span text:style-name="T34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1"> </text:span></text:p>
            <text:p text:style-name="P46"/>
            <text:p text:style-name="P50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68">22.8.2. Sumário dos dados relacionados aos efeitos sobre o ambiente para o produto técnico (Anexo I, item 16 da Portaria nº03, de 16 de janeiro de 1992) .</text:p>
            <text:p text:style-name="P71"/>
            <text:p text:style-name="P70"><text:span text:style-name="T14">Não se aplica. Trata-se de Registro de Produto Formulado com base em Registro de Produto Técnico por Equivalência, e, portanto, estas características são equivalentes ao produto técnico de referência <text:s text:c="2"/></text:span><text:span text:style-name="T1"><text:placeholder text:placeholder-type="text">&lt;o.formulated_product_id.name&gt;</text:placeholder></text:span><text:span text:style-name="T1"> nº </text:span><text:span text:style-name="T2"><text:placeholder text:placeholder-type="text">&lt;for each="process in processes(o, 'MAPA')"&gt;</text:placeholder></text:span><text:span text:style-name="T2"> </text:span><text:span text:style-name="T2"><text:placeholder text:placeholder-type="text">&lt;if test="process.open_official_letter_id"&gt;</text:placeholder></text:span><text:span text:style-name="T2"> </text:span><text:span text:style-name="T2"><text:placeholder text:placeholder-type="text">&lt;process.open_official_letter_id.protocol&gt;</text:placeholder></text:span><text:span text:style-name="T2"><text:tab/></text:span><text:span text:style-name="T2"><text:placeholder text:placeholder-type="text">&lt;/if&gt;</text:placeholder></text:span><text:span text:style-name="T2"> </text:span><text:span text:style-name="T2"><text:placeholder text:placeholder-type="text">&lt;/for&gt;</text:placeholder></text:span><text:span text:style-name="T29"> </text:span><text:span text:style-name="T14">de acordo com Lista Positiva de Produtos Técnicos de Referência, emitida pela ANVISA.</text:span></text:p>
            <text:p text:style-name="P71"/>
            <text:p text:style-name="P71"/>
          </table:table-cell>
        </table:table-row>
        <table:table-row table:style-name="Table2.7">
          <table:table-cell table:style-name="Table2.A1" office:value-type="string">
            <text:p text:style-name="P68">22.8.3. Declaração da Composição Quali-Quantitativa do produto técnico. (Anexo 22.8.3)</text:p>
            <text:p text:style-name="P71"/>
            <text:p text:style-name="P70"><text:span text:style-name="T14">Segue anexa a Declaração da Composição Quali-quantitativa do produto </text:span><text:span text:style-name="T1"><text:placeholder text:placeholder-type="text">&lt;o.formulated_product_id.name&gt;</text:placeholder></text:span><text:span text:style-name="T1">.</text:span></text:p>
          </table:table-cell>
        </table:table-row>
        <table:table-row table:style-name="Table2.8">
          <table:table-cell table:style-name="Table2.A1" office:value-type="string">
            <text:p text:style-name="P68">22.8.4. Ficha de Emergência (Anexo 22.8.4)</text:p>
            <text:p text:style-name="P71"/>
            <text:p text:style-name="P71">Segue anexa a Ficha de Emergência elaborada pela <text:placeholder text:placeholder-type="text">&lt;o.operative_id.name&gt;</text:placeholder></text:p>
          </table:table-cell>
        </table:table-row>
        <table:table-row table:style-name="Table2.9">
          <table:table-cell table:style-name="Table2.A1" office:value-type="string">
            <text:p text:style-name="P68">22.8.5. Metodologia validada para determinação de teor de ingrediente ativo, de acordo com a ABNT ou norma internacionalmente reconhecida: (Anexo 22.8.5)</text:p>
            <text:p text:style-name="P72"/>
            <text:p text:style-name="P70"><text:span text:style-name="T25"><text:placeholder text:placeholder-type="text">&lt;for each="ing in cqqs(o,'chemical')"&gt;</text:placeholder></text:span><text:span text:style-name="T25"> <text:s text:c="2"/></text:span></text:p>
            <text:p text:style-name="P70"><text:span text:style-name="T14">Segue anexo o Método de Análise de Teor validado dos ingredientes ativos</text:span><text:span text:style-name="T24"> </text:span><text:span text:style-name="T25"><text:s/></text:span><text:span text:style-name="T28"><text:placeholder text:placeholder-type="text">&lt;ing.ingredient_id.name&gt;</text:placeholder></text:span><text:span text:style-name="T28"> </text:span><text:span text:style-name="T14">em produtos técnico e formulado, conforme NBR-14029.</text:span></text:p>
            <text:p text:style-name="P25"><text:placeholder text:placeholder-type="text">&lt;/for&gt;</text:placeholder></text:p>
            <text:p text:style-name="P19"><text:placeholder text:placeholder-type="text">&lt;for each="study in studies(o, 'Método Analítico de Teor/Validação')"&gt;</text:placeholder></text:p>
            <text:p text:style-name="P64"><text:soft-page-break/><text:span text:style-name="T16">Ref.: </text:span><text:span text:style-name="T18"><text:placeholder text:placeholder-type="text">&lt;study.reference&gt;</text:placeholder></text:span><text:span text:style-name="T18">, </text:span><text:span text:style-name="T18"><text:placeholder text:placeholder-type="text">&lt;study.name&gt;</text:placeholder></text:span><text:span text:style-name="T18">,</text:span><text:span text:style-name="T18"><text:placeholder text:placeholder-type="text">&lt;study.laboratory_id.name&gt;</text:placeholder></text:span><text:span text:style-name="T18">, </text:span><text:span text:style-name="T18"><text:placeholder text:placeholder-type="text">&lt;study.director_author_id.name&gt;</text:placeholder></text:span><text:span text:style-name="T18">, <text:s text:c="5"/></text:span><text:span text:style-name="T18"><text:placeholder text:placeholder-type="text">&lt;study.number_of_pages&gt;</text:placeholder></text:span><text:span text:style-name="T18"> pag, </text:span><text:span text:style-name="T18"><text:placeholder text:placeholder-type="text">&lt;if test="study.end_date"&gt;</text:placeholder></text:span><text:span text:style-name="T18"><text:placeholder text:placeholder-type="text">&lt;formatLang(study.end_date,date=True)&gt;</text:placeholder></text:span><text:span text:style-name="T18"><text:placeholder text:placeholder-type="text">&lt;/if&gt;</text:placeholder></text:span></text:p>
            <text:p text:style-name="P84"/>
            <text:p text:style-name="P66"><text:placeholder text:placeholder-type="text">&lt;/for&gt;</text:placeholder></text:p>
          </table:table-cell>
        </table:table-row>
        <table:table-row table:style-name="Table2.10">
          <table:table-cell table:style-name="Table2.A1" office:value-type="string">
            <text:p text:style-name="P69"><text:span text:style-name="T12">22.8.6 - </text:span><text:span text:style-name="T11">Peticionamento Eletrônico gerado no SIA e Taxa de Avaliação Toxicológica</text:span></text:p>
            <text:p text:style-name="P2"/>
            <text:p text:style-name="P2">Segue anexos à capa deste relatório:</text:p>
            <text:p text:style-name="P22"><text:placeholder text:placeholder-type="text">&lt;for each="tax in taxes(o, partner_ref='MAPA')"&gt;</text:placeholder></text:p>
            <text:p text:style-name="P18"/>
            <text:p text:style-name="P5"><text:span text:style-name="T5">Peticionamento Eletrônico, Transação nº </text:span><text:span text:style-name="T38"><text:placeholder text:placeholder-type="text">&lt;tax.reference&gt;</text:placeholder></text:span><text:bookmark-start text:name="Bookmark2"/></text:p>
            <text:p text:style-name="P6"><text:span text:style-name="T5">Comprovante de pagamento da taxa no valor de R$ </text:span><text:span text:style-name="T30"><text:placeholder text:placeholder-type="text">&lt;tax.amount&gt;</text:placeholder></text:span></text:p>
            <text:p text:style-name="P17"><text:bookmark-end text:name="Bookmark2"/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35">22.9 Outros dados, informações ou documentos exigidos em normas complementares.</text:p>
            <text:p text:style-name="P44"/>
            <text:p text:style-name="P4"><text:span text:style-name="T6">Segue anexa a Declaração da Composição Quali-quantitativa dos produtos </text:span><text:span text:style-name="T1"><text:placeholder text:placeholder-type="text">&lt;o.formulated_product_id.name&gt;</text:placeholder></text:span><text:span text:style-name="T1">.</text:span><text:span text:style-name="T6"> </text:span><text:span text:style-name="T9">(Anexo 22.9.1)</text:span></text:p>
            <text:p text:style-name="P58"/>
            <text:p text:style-name="P62"><text:span text:style-name="T5">Ficha de Emergência, elaborada pela ALTA – America Latina tecnologia Agrícola </text:span><text:span text:style-name="T7">(Anexo 22.9.2)</text:span></text:p>
            <text:p text:style-name="P29"/>
            <text:p text:style-name="P37">22.10 - Metodologia validada para determinação de teor de ingrediente ativo, de acordo com a ABNT ou norma internacionalmente reconhecida: </text:p>
            <text:p text:style-name="P72"/>
            <text:p text:style-name="P70"><text:span text:style-name="T25"><text:placeholder text:placeholder-type="text">&lt;for each="ing in cqqs(o,'chemical')"&gt;</text:placeholder></text:span><text:span text:style-name="T25"> <text:s text:c="2"/></text:span></text:p>
            <text:p text:style-name="P70"><text:span text:style-name="T14">Segue anexo o Método de Análise de Teor validado dos ingredientes ativos</text:span><text:span text:style-name="T24"> </text:span><text:span text:style-name="T25"><text:s/></text:span><text:span text:style-name="T28"><text:placeholder text:placeholder-type="text">&lt;ing.ingredient_id.name&gt;</text:placeholder></text:span><text:span text:style-name="T28"> </text:span><text:span text:style-name="T14">em produtos técnico e formulado, conforme NBR-14029.</text:span></text:p>
            <text:p text:style-name="P26"><text:placeholder text:placeholder-type="text">&lt;/for&gt;</text:placeholder></text:p>
            <text:p text:style-name="P19"><text:placeholder text:placeholder-type="text">&lt;for each="study in studies(o, 'Método Analítico de Teor/Validação')"&gt;</text:placeholder></text:p>
            <text:p text:style-name="P64"><text:span text:style-name="T16">Ref.: </text:span><text:span text:style-name="T18"><text:placeholder text:placeholder-type="text">&lt;study.reference&gt;</text:placeholder></text:span><text:span text:style-name="T18">, </text:span><text:span text:style-name="T18"><text:placeholder text:placeholder-type="text">&lt;study.name&gt;</text:placeholder></text:span><text:span text:style-name="T18">,</text:span><text:span text:style-name="T18"><text:placeholder text:placeholder-type="text">&lt;study.laboratory_id.name&gt;</text:placeholder></text:span><text:span text:style-name="T18">, </text:span><text:span text:style-name="T18"><text:placeholder text:placeholder-type="text">&lt;study.director_author_id.name&gt;</text:placeholder></text:span><text:span text:style-name="T18">, <text:s text:c="5"/></text:span><text:span text:style-name="T18"><text:placeholder text:placeholder-type="text">&lt;study.number_of_pages&gt;</text:placeholder></text:span><text:span text:style-name="T18"> pag, </text:span><text:span text:style-name="T34"><text:placeholder text:placeholder-type="text">&lt;if test="study.end_date"&gt;</text:placeholder></text:span><text:span text:style-name="T34"><text:placeholder text:placeholder-type="text">&lt;formatLang(study.end_date,date=True)&gt;</text:placeholder></text:span><text:span text:style-name="T34"><text:placeholder text:placeholder-type="text">&lt;/if&gt;</text:placeholder></text:span><text:span text:style-name="T34"> </text:span></text:p>
            <text:p text:style-name="P65"/>
            <text:p text:style-name="P66"><text:placeholder text:placeholder-type="text">&lt;/for&gt;</text:placeholder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2.401cm" fo:margin-right="0cm" fo:margin-top="0cm" fo:margin-bottom="0cm" fo:line-height="100%" fo:text-align="justify" style:justify-single-word="false" fo:text-indent="0cm" style:auto-text-indent="false" fo:keep-with-next="always"/>
      <style:text-properties style:font-name="Times New Roman" fo:font-weight="bold" style:font-name-asian="Times New Roman1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cm" fo:margin-right="0cm" fo:margin-top="0cm" fo:margin-bottom="0cm" fo:line-height="100%" fo:text-align="justify" style:justify-single-word="false" fo:text-indent="0.018cm" style:auto-text-indent="false" fo:keep-with-next="always">
        <style:tab-stops>
          <style:tab-stop style:position="7.001cm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 fo:orphans="0" fo:widows="0"/>
      <style:text-properties style:font-name="Courier" fo:font-size="12pt" style:font-name-asian="Times New Roman1" style:font-size-asian="12pt" style:language-asian="pt" style:country-asian="BR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/>
      <style:text-properties fo:font-size="8pt" style:font-size-asian="8pt" style:font-size-complex="8pt"/>
    </style:style>
    <style:style style:name="List_20_Bullet" style:display-name="List Bullet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fo:font-size="12pt" fo:font-weight="bold" style:font-name-asian="Times New Roman1" style:font-size-asian="12pt" style:language-asian="pt" style:country-asian="BR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cm" fo:margin-bottom="0.212cm" fo:line-height="200%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Heading_20_1_20_Char" style:display-name="Heading 1 Char" style:family="text" style:parent-style-name="Default_20_Paragraph_20_Font">
      <style:text-properties style:font-name="Times New Roman" fo:font-size="11pt" fo:font-weight="bold" style:font-name-asian="Times New Roman1" style:font-size-asian="11pt" style:language-asian="en" style:country-asian="US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language-asian="en" style:country-asian="US" style:font-style-asian="italic" style:font-weight-asian="bold" style:font-size-complex="12pt" style:font-style-complex="italic"/>
    </style:style>
    <style:style style:name="Endnote_20_Text_20_Char" style:display-name="Endnote Text Char" style:family="text" style:parent-style-name="Default_20_Paragraph_20_Font">
      <style:text-properties style:font-name="Courier" fo:font-size="12pt" style:font-name-asian="Times New Roman1" style:font-size-asian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8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5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2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9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3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0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7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4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274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ProdNome"/><text:placeholder text:placeholder-type="text">&lt;o.formulated_product_id.name&gt;</text:placeholder><text:bookmark-end text:name="bkmProdNome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5</meta:editing-cycles>
    <meta:print-date>2010-07-14T19:11:00</meta:print-date>
    <meta:creation-date>2013-06-27T18:26:55</meta:creation-date>
    <dc:date>2013-11-15T15:41:54</dc:date>
    <meta:editing-duration>PT1H46M4S</meta:editing-duration>
    <meta:generator>LibreOffice/3.5$Linux_X86_64 LibreOffice_project/350m1$Build-2</meta:generator>
    <dc:creator>Juan Scarafia</dc:creator>
    <meta:document-statistic meta:table-count="2" meta:image-count="0" meta:object-count="0" meta:page-count="7" meta:paragraph-count="195" meta:word-count="1290" meta:character-count="14133" meta:non-whitespace-character-count="12985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.dotx" xlink:href=""/>
  </office:meta>
</office:document-meta>
</file>